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_BC</text:p>
          </table:table-cell>
          <table:table-cell table:formula="of:=1.5+([.C7])" office:value-type="float" office:value="1.5" calcext:value-type="float">
            <text:p>1.5</text:p>
          </table:table-cell>
          <table:table-cell table:formula="of:=1.5+([.D7])" office:value-type="float" office:value="1.6" calcext:value-type="float">
            <text:p>1.6</text:p>
          </table:table-cell>
          <table:table-cell table:formula="of:=1.5+([.E7])" office:value-type="float" office:value="2.3" calcext:value-type="float">
            <text:p>2.3</text:p>
          </table:table-cell>
          <table:table-cell table:number-columns-repeated="2"/>
          <table:table-cell office:value-type="string" calcext:value-type="string">
            <text:p>R_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_BE</text:p>
          </table:table-cell>
          <table:table-cell table:formula="of:=0.68+(1-[.C7])" office:value-type="float" office:value="1.68" calcext:value-type="float">
            <text:p>1.68</text:p>
          </table:table-cell>
          <table:table-cell table:formula="of:=0.68+(1-[.D7])" office:value-type="float" office:value="1.58" calcext:value-type="float">
            <text:p>1.58</text:p>
          </table:table-cell>
          <table:table-cell table:formula="of:=0.68+(1-[.E7])" office:value-type="float" office:value="0.88" calcext:value-type="float">
            <text:p>0.88</text:p>
          </table:table-cell>
          <table:table-cell table:number-columns-repeated="2"/>
          <table:table-cell office:value-type="string" calcext:value-type="string">
            <text:p>V_TH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/>
          <table:table-cell table:formula="of:=12*[.K5]/([.K4]+[.K5])" office:value-type="float" office:value="1.65" calcext:value-type="float">
            <text:p>1.65</text:p>
          </table:table-cell>
          <table:table-cell table:formula="of:=12*[.L5]/([.L4]+[.L5])" office:value-type="float" office:value="1.8" calcext:value-type="float">
            <text:p>1.8</text:p>
          </table:table-cell>
          <table:table-cell table:formula="of:=12*[.M5]/([.M4]+[.M5])" office:value-type="float" office:value="1.95" calcext:value-type="float">
            <text:p>1.95</text:p>
          </table:table-cell>
        </table:table-row>
        <table:table-row table:style-name="ro1">
          <table:table-cell table:number-columns-repeated="10"/>
          <table:table-cell table:formula="of:=[.K5]*[.K4]/([.K5]+[.K4])" office:value-type="float" office:value="9.4875" calcext:value-type="float">
            <text:p>9.4875</text:p>
          </table:table-cell>
          <table:table-cell table:formula="of:=[.L5]*[.L4]/([.L5]+[.L4])" office:value-type="float" office:value="10.2" calcext:value-type="float">
            <text:p>10.2</text:p>
          </table:table-cell>
          <table:table-cell table:formula="of:=[.M5]*[.M4]/([.M5]+[.M4])" office:value-type="float" office:value="10.8875" calcext:value-type="float">
            <text:p>10.88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E4]-[.C4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1</text:p>
          </table:table-cell>
          <table:table-cell table:formula="of:=([.I7]/[.I5])*[.I4]" office:value-type="float" office:value="72.7272727272727" calcext:value-type="float">
            <text:p>72.72727272727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-[.E5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2</text:p>
          </table:table-cell>
          <table:table-cell table:formula="of:=[.I4]*([.I7]/([.I7]-[.I5]))" office:value-type="float" office:value="11.5942028985507" calcext:value-type="float">
            <text:p>11.594202898550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_TH</text:p>
          </table:table-cell>
          <table:table-cell table:formula="of:=[.I10]*[.I11]/([.I10]+[.I1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table:formula="of:=[.I11]*[.I7]/([.I10]+[.I11])" office:value-type="float" office:value="1.65" calcext:value-type="float">
            <text:p>1.65</text:p>
          </table:table-cell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21]*[.H22]/([.H21]+[.H22])" office:value-type="float" office:value="10.3125" calcext:value-type="float">
            <text:p>10.3125</text:p>
          </table:table-cell>
          <table:table-cell table:formula="of:=[.I21]*[.I22]/([.I21]+[.I22])" office:value-type="float" office:value="68.75" calcext:value-type="float">
            <text:p>68.7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table:formula="of:=12-1.1" office:value-type="float" office:value="10.9" calcext:value-type="float">
            <text:p>10.9</text:p>
          </table:table-cell>
          <table:table-cell table:formula="of:=68-1.1" office:value-type="float" office:value="66.9" calcext:value-type="float">
            <text:p>66.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23:31:12.293653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1:32:23.787919033</meta:creation-date>
    <dc:date>2026-02-02T23:40:07.213505517</dc:date>
    <meta:editing-duration>PT14M40S</meta:editing-duration>
    <meta:editing-cycles>2</meta:editing-cycles>
    <meta:generator>LibreOffice/24.2.7.2$Linux_X86_64 LibreOffice_project/420$Build-2</meta:generator>
    <meta:document-statistic meta:table-count="1" meta:cell-count="49" meta:object-count="0"/>
  </office:meta>
</office:document-meta>
</file>